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ne Bennett Vibrant Matter</text:p>
      <text:p text:style-name="P1"><text:s/><text:span text:style-name="T1">I believe in one matter-energy, the maker of things seen and unseen. I believe that this pluriverse is traversed by heterogeneities that are continually doing things. 122</text:span></text:p>
      <text:p text:style-name="P2"/>
      <text:p text:style-name="P2">Barad</text:p>
      <text:p text:style-name="P2">Theoretical concepts – like position, momentum, space, time, energy, causality, observation, and particle and wave – <text:tab/>that classical physics takes for granted need to be properly understood as idealizations or abstractions; in the absence of appropriate experimental arrangements, concepts do not have determinate meanings. 296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0:33:54</meta:creation-date>
    <dc:date>2012-06-18T10:14:04</dc:date>
    <meta:editing-duration>PT17M4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4" meta:word-count="77" meta:character-count="530" meta:non-whitespace-character-count="455"/>
  </office:meta>
</office:document-meta>
</file>